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2</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text:a xlink:type="simple" xlink:href="https://github.com/insidmal/CS296N/tree/master/Lab 2" text:style-name="Internet_20_link" text:visited-style-name="Visited_20_Internet_20_Link">https://github.com/insidmal/CS296N/tree/master/Lab 2</text:a></text:p>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Robin Mathison 1.23.18</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N</text:p>
          </table:table-cell>
          <table:table-cell table:style-name="Table2.B1" office:value-type="string">
            <text:p text:style-name="P3">yes</text:p>
          </table:table-cell>
        </table:table-row>
        <table:table-row table:style-name="Table2.1">
          <table:table-cell table:style-name="Table2.A1" office:value-type="string">
            <text:p text:style-name="P3">Works except for when you click submit, then it coughs up a null exception error</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I think the quiz needs to be in its own controller and not under Info, but I’m not completely sure.</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Also I was totally sure on what should happen when you click submit. <text:s/>The first time I read it, I thought there should be only one question displayed and then you click submit and then you see the next question.<text:bookmark text:name="_GoBack"/></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I notice the Quiz is under the Info controller and I thought he meant to add a new controller, but I’m not 100% 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3</meta:editing-cycles>
    <meta:creation-date>2018-01-24T06:17:00</meta:creation-date>
    <dc:date>2018-01-28T13:04:02.97</dc:date>
    <meta:editing-duration>PT11S</meta:editing-duration>
    <meta:generator>OpenOffice/4.1.2$Win32 OpenOffice.org_project/412m3$Build-9782</meta:generator>
    <meta:document-statistic meta:table-count="2" meta:image-count="0" meta:object-count="0" meta:page-count="1" meta:paragraph-count="34" meta:word-count="298" meta:character-count="1701"/>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